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Heading_20_1" style:master-page-name="Standard">
      <style:paragraph-properties fo:margin-top="0.3335in" fo:margin-bottom="0in" loext:contextual-spacing="false" fo:line-height="100%" fo:text-align="center" style:justify-single-word="false" fo:keep-together="auto" style:page-number="1" fo:keep-with-next="auto"/>
    </style:style>
    <style:style style:name="T1" style:family="text">
      <style:text-properties fo:font-size="23pt" fo:font-weight="bold" style:font-size-asian="23pt" style:font-weight-asian="bold" style:font-size-complex="23pt"/>
    </style:style>
    <style:style style:name="T2" style:family="text">
      <style:text-properties fo:font-size="10pt" style:font-size-asian="10pt" style:font-size-complex="10pt"/>
    </style:style>
    <style:style style:name="T3" style:family="text">
      <style:text-properties style:text-position="super 58%" fo:font-size="10pt" style:font-size-asian="10pt" style:font-size-complex="10pt"/>
    </style:style>
    <style:style style:name="T4" style:family="text">
      <style:text-properties fo:color="#1155cc" style:text-underline-style="solid" style:text-underline-width="auto" style:text-underline-color="font-color"/>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fgp1axvwhykb"/><text:span text:style-name="T1"><office:annotation office:name="__Annotation__6_2269687322"><dc:creator>Anonymous</dc:creator><dc:date>2018-11-14T09:36:52</dc:date><text:p><text:span text:style-name="T5">MS: from the discussion heard during the Bitkom meetings about one pager I understood that one slide is created. Maybe this was a misperception.</text:span></text:p></office:annotation></text:span><text:span text:style-name="T1">Open Source Software</text:span><office:annotation-end office:name="__Annotation__6_2269687322"/><text:span text:style-name="T1"> <text:s text:c="26"/><text:tab/></text:span></text:p>
      <text:p text:style-name="P1"><text:span text:style-name="T2">Today Open Source Software is being used everywhere, no matter whether it is in products, services or business critical IT infrastructure. It is the backbone of the internet and the driver of the digitalization era. Although its outstanding success still some decision makers are concerned and reluctant about the usage of OSS. The purpose of this document is to provide a short and thus not comprehensive overview about OSS.</text:span></text:p>
      <text:p text:style-name="P1"><text:span text:style-name="T2">In former times OSS was seen as effort of hobbyists and amateurs, this view is outdated, the Open Source ecosystem is dominated by companies. Software giants like Google, Facebook, Microsoft, IBM, SAP and many others are contributing to and developing very successful Open Source projects. The vast majority of healthy OSS projects are driven by companies and/or OSS foundations like the Eclipse foundation or the Linux foundation, which runs the most successful OSS project – the Linux kernel development. Microsoft for example is platinum member of the Linux foundation the highest membership level the Linux foundation is offering.</text:span></text:p>
      <text:p text:style-name="P1"><text:span text:style-name="T2">These companies use the collaborative and transparent OSS development model due to several reasons. The main reasons are</text:span></text:p>
      <text:list xml:id="list1140346169" text:style-name="WWNum1">
        <text:list-item>
          <text:p text:style-name="P2"><text:span text:style-name="T2">Share development efforts</text:span></text:p>
        </text:list-item>
        <text:list-item>
          <text:p text:style-name="P2"><text:span text:style-name="T2">Increase the innovation power and capabilities</text:span></text:p>
        </text:list-item>
      </text:list>
      <text:p text:style-name="P1"><text:span text:style-name="T2">The best example for sharing development efforts is the Linux kernel development many companies contribute to the Linux kernel. The operating system is not differentiating and thus even competitors work together and contribute to the Linux kernel development. Similar can be observed in other OSS projects like cloud native computing platform (https://www.cncf.io/about/members/) or Apollo (http://apollo.auto/index.html) <text:s/></text:span></text:p>
      <text:p text:style-name="P1"><text:span text:style-name="T2">The innovation power and capabilities OSS provides can be categorized as follows:</text:span></text:p>
      <text:list xml:id="list3744673091" text:style-name="WWNum2">
        <text:list-item>
          <text:p text:style-name="P3"><text:span text:style-name="T2">Innovation enabler – use as much OSS as possible and concentrate on differentiating things, which might be software, integration, usability, maintenance, support or other elements.</text:span></text:p>
        </text:list-item>
        <text:list-item>
          <text:p text:style-name="P3"><text:span text:style-name="T2">Innovation engine – apply innovative OSS solutions to new fields where these technologies weren’t applied in the past. This is only possible with OSS, since there is no “entry barrier” to experiment with OSS. No significant upfront investment must be spent and the software can be adapted easily due to the availability of the source code and the right to change it.</text:span></text:p>
        </text:list-item>
        <text:list-item>
          <text:p text:style-name="P3"><text:span text:style-name="T2">Innovation incubator – new technologies are being developed in the OSS ecosystem, since these technologies are by far more complex than in former times and no single company has the resources to develop them entirely in house. They and can only be realized with a high level of quality if the entire creativity of smart developers all over the world can contribute to them.</text:span></text:p>
        </text:list-item>
      </text:list>
      <text:p text:style-name="P1"><text:span text:style-name="T2"><office:annotation office:name="__Annotation__25_2269687322"><dc:creator>Anonymous</dc:creator><dc:date>2018-11-14T09:35:41</dc:date><text:p><text:span text:style-name="T5">MS: I highly appreciate and support the positive presentation of OSS benefits. As for OSS compliance my view is less optimistic than presented here. The investigation for OSS needs efferorts for handling in depth (file level) and handling complexity (numerous licenses with hard-to-decide compatibility questions in one package) which are much higher than efforts seen for 3rd party commercial licenses.</text:span></text:p></office:annotation></text:span><text:span text:style-name="T2">The efforts for license compliance and the potential problems non compliant products cause are still seen as a major shortcoming of OSS. But license compliance efforts are not OSS specific. It must be ensured no matter whether one integrates OSS or commercial 3</text:span><text:span text:style-name="T3">rd</text:span><text:span text:style-name="T2"> party software. Many of the new successful OSS project use licenses, which are very convenient for companies and easy to comply with, like the MIT license, the BSD-3-Clause license and the Apache-2.0 software license. The MIT license is currently the most widely used OSS license. This underlines the fact that the OSS ecosystem is dominated by companies.</text:span><office:annotation-end office:name="__Annotation__25_2269687322"/></text:p>
      <text:p text:style-name="P1"><text:s text:c="2"/></text:p>
      <text:p text:style-name="P1">This document is licensed under CC-BY-SA-4.0,<text:a xlink:type="simple" xlink:href="https://creativecommons.org/licenses/by-sa/4.0/" text:style-name="ListLabel_20_19" text:visited-style-name="ListLabel_20_19"> </text:a><text:a xlink:type="simple" xlink:href="https://creativecommons.org/licenses/by-sa/4.0/" text:style-name="ListLabel_20_20" text:visited-style-name="ListLabel_20_20"><text:span text:style-name="T4">https://creativecommons.org/licenses/by-sa/4.0/</text:span></text:a></text:p>
      <text:p text:style-name="P1">Author Oliver Fen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526" meta:character-count="3459" meta:non-whitespace-character-count="2916"/>
    <meta:generator>LibreOfficeDev/6.0.5.2$Linux_X86_64 LibreOffice_project/</meta:generator>
  </office:meta>
</office:document-meta>
</file>